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9" draw:layer="layout" svg:width="1.905cm" svg:height="1.27cm" svg:x="9.89cm" svg:y="1cm">
          <text:p text:style-name="P1">/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4.916cm" svg:height="1.27cm" svg:x="3.704cm" svg:y="3.54cm">
          <text:p text:style-name="P1">/robot1/od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4.519cm" svg:height="1.27cm" svg:x="14.261cm" svg:y="3.54cm">
          <text:p text:style-name="P1">/robot2/od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5.715cm" svg:height="1.27cm" svg:x="3.305cm" svg:y="6.08cm">
          <text:p text:style-name="P1">/robot1/b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4.589cm" svg:height="1.27cm" svg:x="14.191cm" svg:y="5.915cm">
          <text:p text:style-name="P1">/robot2/b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4.445cm" svg:height="1.27cm" svg:x="1cm" svg:y="9.255cm">
          <text:p text:style-name="P1">/robot1/la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4.445cm" svg:height="1.27cm" svg:x="6.08cm" svg:y="9.255cm">
          <text:p text:style-name="P1">/robot1/came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4.445cm" svg:height="1.27cm" svg:x="11.16cm" svg:y="9.255cm">
          <text:p text:style-name="P1">/robot2/la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4.445cm" svg:height="1.27cm" svg:x="16.24cm" svg:y="9.255cm">
          <text:p text:style-name="P1">/robot2/came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222cm" svg:y1="9.255cm" svg:x2="6.161cm" svg:y2="7.348cm" draw:start-shape="id1" draw:start-glue-point="4" draw:end-shape="id2" draw:end-glue-point="8" svg:d="m3222 9255v-952h2939v-955">
          <text:p/>
        </draw:connector>
        <draw:connector draw:style-name="gr2" draw:text-style-name="P1" draw:layer="layout" svg:x1="8.302cm" svg:y1="9.255cm" svg:x2="6.161cm" svg:y2="7.348cm" draw:start-shape="id3" draw:start-glue-point="4" draw:end-shape="id2" draw:end-glue-point="8" svg:d="m8302 9255v-952h-2141v-955">
          <text:p/>
        </draw:connector>
        <draw:connector draw:style-name="gr2" draw:text-style-name="P1" draw:layer="layout" svg:x1="13.382cm" svg:y1="9.255cm" svg:x2="16.484cm" svg:y2="7.183cm" draw:start-shape="id4" draw:start-glue-point="4" draw:end-shape="id5" draw:end-glue-point="8" svg:d="m13382 9255v-1034h3102v-1038">
          <text:p/>
        </draw:connector>
        <draw:connector draw:style-name="gr2" draw:text-style-name="P1" draw:layer="layout" svg:x1="18.462cm" svg:y1="9.255cm" svg:x2="16.484cm" svg:y2="7.183cm" draw:start-shape="id6" draw:start-glue-point="4" draw:end-shape="id5" draw:end-glue-point="8" svg:d="m18462 9255v-1034h-1978v-1038">
          <text:p/>
        </draw:connector>
        <draw:connector draw:style-name="gr2" draw:text-style-name="P1" draw:layer="layout" svg:x1="6.161cm" svg:y1="6.08cm" svg:x2="6.161cm" svg:y2="4.808cm" draw:start-shape="id2" draw:start-glue-point="4" draw:end-shape="id7" draw:end-glue-point="8" svg:d="m6161 6080v-1272">
          <text:p/>
        </draw:connector>
        <draw:connector draw:style-name="gr2" draw:text-style-name="P1" draw:layer="layout" svg:x1="16.484cm" svg:y1="5.915cm" svg:x2="16.519cm" svg:y2="4.808cm" draw:start-shape="id5" draw:start-glue-point="4" draw:end-shape="id8" draw:end-glue-point="8" svg:d="m16484 5915v-552h35v-555">
          <text:p/>
        </draw:connector>
        <draw:connector draw:style-name="gr2" draw:text-style-name="P1" draw:layer="layout" svg:x1="6.161cm" svg:y1="3.54cm" svg:x2="10.842cm" svg:y2="2.268cm" draw:start-shape="id7" draw:start-glue-point="4" draw:end-shape="id9" draw:end-glue-point="8" svg:d="m6161 3540v-634h4681v-638">
          <text:p/>
        </draw:connector>
        <draw:connector draw:style-name="gr2" draw:text-style-name="P1" draw:layer="layout" svg:x1="16.519cm" svg:y1="3.54cm" svg:x2="10.842cm" svg:y2="2.268cm" draw:start-shape="id8" draw:start-glue-point="4" draw:end-shape="id9" draw:end-glue-point="8" svg:d="m16519 3540v-634h-5677v-6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ully Foote</meta:initial-creator>
    <meta:creation-date>2010-05-23T13:47:01</meta:creation-date>
    <dc:date>2010-05-23T13:56:14</dc:date>
    <dc:creator>Tully Foote</dc:creator>
    <meta:editing-duration>PT00H09M13S</meta:editing-duration>
    <meta:editing-cycles>1</meta:editing-cycles>
    <meta:document-statistic meta:object-count="17"/>
    <meta:generator>OpenOffice.org/3.1$Linux OpenOffice.org_project/310m19$Build-9420</meta:generator>
  </office:meta>
</office:document-meta>
</file>